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8_12-43-29_000.jpg</text:p>
          </table:table-cell>
          <table:table-cell table:style-name="ce18" office:value-type="string">
            <text:p>:m RES 1-2*2 / free# JVEMV6 67#_13(A.3_1) / 67. thelogy / topics=習合,w:レッテル貼り；異端；尊格；混同,other=~;think~ / N+</text:p>
          </table:table-cell>
          <table:table-cell table:style-name="ce4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2]=&quot;&quot;;[.C2];CONCATENATE([.C2];&quot; / &quot;;[.E2]))" office:value-type="string" office:string-value=":m RES 1-2*2 / free# JVEMV6 67#_13(A.3_1) / 67. thelogy / topics=習合,w:レッテル貼り；異端；尊格；混同,other=~;think~ / N+">
            <text:p>:m RES 1-2*2 / free# JVEMV6 67#_13(A.3_1) / 67. thelogy / topics=習合,w:レッテル貼り；異端；尊格；混同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08_13-34-07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08_14-16-23_000.jpg</text:p>
          </table:table-cell>
          <table:table-cell table:style-name="ce25" office:value-type="string">
            <text:p>:m 記録 / 食べたもの：お菓子類 / target=残り,memo~</text:p>
          </table:table-cell>
          <table:table-cell table:style-name="ce17"/>
          <table:table-cell table:style-name="ce4"/>
          <table:table-cell table:style-name="ce4" office:value-type="string">
            <text:p>N-35-35-28.532409 E-139-34-49.654541</text:p>
          </table:table-cell>
          <table:table-cell table:style-name="ce34" table:formula="of:=IF([.E4]=&quot;&quot;;[.C4];CONCATENATE([.C4];&quot; / &quot;;[.E4]))" office:value-type="string" office:string-value=":m 記録 / 食べたもの：お菓子類 / target=残り,memo~">
            <text:p>:m 記録 / 食べたもの：お菓子類 / target=残り,memo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08_14-18-54_000.jpg</text:p>
          </table:table-cell>
          <table:table-cell table:style-name="ce25" office:value-type="string">
            <text:p>:m 記録 / 食べたもの：お菓子類 / target=食べる予定：取り置き,memo~</text:p>
          </table:table-cell>
          <table:table-cell table:style-name="ce18"/>
          <table:table-cell table:style-name="ce4"/>
          <table:table-cell table:style-name="ce4" office:value-type="string">
            <text:p>N-35-35-28.752136 E-139-34-49.599609</text:p>
          </table:table-cell>
          <table:table-cell table:style-name="ce34" table:formula="of:=IF([.E5]=&quot;&quot;;[.C5];CONCATENATE([.C5];&quot; / &quot;;[.E5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1-08_15-10-10_000.jpg</text:p>
          </table:table-cell>
          <table:table-cell table:style-name="ce18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4" table:formula="of:=IF([.E6]=&quot;&quot;;[.C6];CONCATENATE([.C6];&quot; / &quot;;[.E6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8_17-15-15_000.jpg</text:p>
          </table:table-cell>
          <table:table-cell table:style-name="ce19" office:value-type="string">
            <text:p>:PHOTO 記録 / @台所 / 電池交換 / ガスコンロ台 / period=201017~</text:p>
          </table:table-cell>
          <table:table-cell table:style-name="ce16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4" table:formula="of:=IF([.E7]=&quot;&quot;;[.C7];CONCATENATE([.C7];&quot; / &quot;;[.E7]))" office:value-type="string" office:string-value=":PHOTO 記録 / @台所 / 電池交換 / ガスコンロ台 / period=201017~">
            <text:p>:PHOTO 記録 / @台所 / 電池交換 / ガスコンロ台 / period=201017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8_18-02-24_000.jpg</text:p>
          </table:table-cell>
          <table:table-cell table:style-name="ce18" office:value-type="string">
            <text:p>:m RES 1*1 / free# JVEMV6 67#_14(A-4_1) / 67. thelogy / topics=トマスによる福音書,w:コプト語；オクシュリニコス・パピルス,other=~;think~ / N+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8]=&quot;&quot;;[.C8];CONCATENATE([.C8];&quot; / &quot;;[.E8]))" office:value-type="string" office:string-value=":m RES 1*1 / free# JVEMV6 67#_14(A-4_1) / 67. thelogy / topics=トマスによる福音書,w:コプト語；オクシュリニコス・パピルス,other=~;think~ / N+">
            <text:p>:m RES 1*1 / free# JVEMV6 67#_14(A-4_1) / 67. thelogy / topics=トマスによる福音書,w:コプト語；オクシュリニコス・パピルス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08_18-02-39_000.jpg</text:p>
          </table:table-cell>
          <table:table-cell table:style-name="ce18" office:value-type="string">
            <text:p>:m other / 排便について（大便）；観察＆思考</text:p>
          </table:table-cell>
          <table:table-cell table:style-name="ce18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9]=&quot;&quot;;[.C9];CONCATENATE([.C9];&quot; / &quot;;[.E9]))" office:value-type="string" office:string-value=":m other / 排便について（大便）；観察＆思考">
            <text:p>:m other / 排便について（大便）；観察＆思考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08_19-24-34_000.jpg</text:p>
          </table:table-cell>
          <table:table-cell table:style-name="ce16" office:value-type="string">
            <text:p>:m :篠笛,shinobue 1-1*1 / session-memo / s.1: topic=tips:how-to-blow:oct-1_h-1,for=~,score~,memo+ \\ s.2: topic=mouth-form-diagram:oct-1_h-1;2,R=~,score~</text:p>
          </table:table-cell>
          <table:table-cell table:style-name="ce16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4" table:formula="of:=IF([.E10]=&quot;&quot;;[.C10];CONCATENATE([.C10];&quot; / &quot;;[.E10]))" office:value-type="string" office:string-value=":m :篠笛,shinobue 1-1*1 / session-memo / s.1: topic=tips:how-to-blow:oct-1_h-1,for=~,score~,memo+ \\ s.2: topic=mouth-form-diagram:oct-1_h-1;2,R=~,score~">
            <text:p>:m :篠笛,shinobue 1-1*1 / session-memo / s.1: topic=tips:how-to-blow:oct-1_h-1,for=~,score~,memo+ \\ s.2: topic=mouth-form-diagram:oct-1_h-1;2,R=~,score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08_19-24-53_000.jpg</text:p>
          </table:table-cell>
          <table:table-cell table:style-name="ce19" office:value-type="string">
            <text:p>:m :尺八,shakuhachi 1*1 / session-memo / s.1:topic=tips:how-to-blow:oct-2_h-3~&gt;3h,R=~:record-id:~,score~,for=~ \\ s.2:topic=mouth-form-diagram:oct-1_h-1~5.h-2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11]=&quot;&quot;;[.C11];CONCATENATE([.C11];&quot; / &quot;;[.E11]))" office:value-type="string" office:string-value=":m :尺八,shakuhachi 1*1 / session-memo / s.1:topic=tips:how-to-blow:oct-2_h-3~&gt;3h,R=~:record-id:~,score~,for=~ \\ s.2:topic=mouth-form-diagram:oct-1_h-1~5.h-2">
            <text:p>:m :尺八,shakuhachi 1*1 / session-memo / s.1:topic=tips:how-to-blow:oct-2_h-3~&gt;3h,R=~:record-id:~,score~,for=~ \\ s.2:topic=mouth-form-diagram:oct-1_h-1~5.h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08_21-36-12_000.jpg</text:p>
          </table:table-cell>
          <table:table-cell table:style-name="ce25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17"/>
          <table:table-cell table:style-name="ce4"/>
          <table:table-cell table:style-name="ce4" office:value-type="string">
            <text:p>N-35-35-28.8208 E-139-34-49.434814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08_21-43-12_000.jpg</text:p>
          </table:table-cell>
          <table:table-cell table:style-name="ce16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09_00-00-00_000.jpg</text:p>
          </table:table-cell>
          <table:table-cell table:style-name="ce16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16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14]=&quot;&quot;;[.C14];CONCATENATE([.C14];&quot; / &quot;;[.E14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09_02-00-09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4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09_06-35-44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09_06-35-46_000.jpg</text:p>
          </table:table-cell>
          <table:table-cell table:style-name="ce8" office:value-type="string">
            <text:p>-*</text:p>
          </table:table-cell>
          <table:table-cell table:style-name="ce16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7]=&quot;&quot;;[.C17];CONCATENATE([.C17];&quot; / &quot;;[.E17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8_22-58-04_000.mid</text:p>
          </table:table-cell>
          <table:table-cell table:style-name="ce8" office:value-type="string">
            <text:p>:in-mid / app=perfect-piano / 演奏、play / id-2021-0108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in-mid / app=perfect-piano / 演奏、play / id-2021-0108-1 / category=melody,inst=~,for=~,genre=~">
            <text:p>:in-mid / app=perfect-piano / 演奏、play / id-2021-0108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9_00-04-52_000.mid</text:p>
          </table:table-cell>
          <table:table-cell table:style-name="ce8" office:value-type="string">
            <text:p>:in-mid / app=perfect-piano / 演奏、play / id-2021-0109-1 / category=melody,inst=~,for=~,genre=japanese-tune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in-mid / app=perfect-piano / 演奏、play / id-2021-0109-1 / category=melody,inst=~,for=~,genre=japanese-tune">
            <text:p>:in-mid / app=perfect-piano / 演奏、play / id-2021-0109-1 / category=melody,inst=~,for=~,genre=japanese-tun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9">2021/01/09</text:date>, <text:time>08:47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9T08:47:53.84</dc:date>
    <dc:creator>iwabuchi ken</dc:creator>
    <meta:editing-duration>P30DT9H45M11S</meta:editing-duration>
    <meta:editing-cycles>11258</meta:editing-cycles>
    <meta:document-statistic meta:table-count="1" meta:cell-count="469" meta:object-count="0"/>
  </office:meta>
</office:document-meta>
</file>